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, Arial, sans-serif"/>
    <style:font-face style:name="Georgia" svg:font-family="Georgia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UseCase" style:family="table">
      <style:table-properties style:width="6.6979in" fo:margin-left="0in" table:align="left"/>
    </style:style>
    <style:style style:name="UseCase.A" style:family="table-column">
      <style:table-column-properties style:column-width="1.625in"/>
    </style:style>
    <style:style style:name="UseCase.B" style:family="table-column">
      <style:table-column-properties style:column-width="5.0729in"/>
    </style:style>
    <style:style style:name="UseCase.A1" style:family="table-cell">
      <style:table-cell-properties fo:padding="0.0382in" fo:border-left="0.05pt solid #000000" fo:border-right="none" fo:border-top="0.05pt solid #000000" fo:border-bottom="0.05pt solid #000000"/>
    </style:style>
    <style:style style:name="UseCase.B1" style:family="table-cell">
      <style:table-cell-properties fo:padding="0.0382in" fo:border="0.05pt solid #000000"/>
    </style:style>
    <style:style style:name="UseCase.A2" style:family="table-cell">
      <style:table-cell-properties fo:padding="0.0382in" fo:border-left="0.05pt solid #000000" fo:border-right="none" fo:border-top="none" fo:border-bottom="0.05pt solid #000000"/>
    </style:style>
    <style:style style:name="UseCase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Georgia" fo:font-size="12pt" officeooo:rsid="0012626b" officeooo:paragraph-rsid="0012626b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2pt" officeooo:rsid="0012626b" officeooo:paragraph-rsid="00194978" style:font-size-asian="12pt" style:font-size-complex="12pt"/>
    </style:style>
    <style:style style:name="P3" style:family="paragraph" style:parent-style-name="Standard">
      <style:text-properties style:font-name="Georgia" fo:font-size="12pt" officeooo:rsid="0006ffe3" officeooo:paragraph-rsid="0006ffe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Georgia" fo:font-size="12pt" style:text-underline-style="solid" style:text-underline-width="auto" style:text-underline-color="font-color" fo:font-weight="bold" officeooo:rsid="0012626b" officeooo:paragraph-rsid="0012626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eorgia" fo:font-size="12pt" style:text-underline-style="solid" style:text-underline-width="auto" style:text-underline-color="font-color" fo:font-weight="bold" officeooo:rsid="0012626b" officeooo:paragraph-rsid="0019a93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Georgia" fo:font-size="12pt" style:text-underline-style="solid" style:text-underline-width="auto" style:text-underline-color="font-color" fo:font-weight="bold" officeooo:rsid="0012626b" officeooo:paragraph-rsid="0012626b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Georgia" fo:font-size="12pt" style:text-underline-style="solid" style:text-underline-width="auto" style:text-underline-color="font-color" fo:font-weight="bold" officeooo:rsid="00226581" officeooo:paragraph-rsid="0022658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Georgia" fo:font-size="12pt" style:text-underline-style="none" fo:font-weight="normal" officeooo:rsid="0019a930" officeooo:paragraph-rsid="0019a93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Georgia" fo:font-size="12pt" style:text-underline-style="none" fo:font-weight="normal" officeooo:rsid="0019a930" officeooo:paragraph-rsid="001a8d4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Georgia" fo:font-size="12pt" style:text-underline-style="none" fo:font-weight="normal" officeooo:rsid="001c6201" officeooo:paragraph-rsid="001c620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Georgia" fo:font-size="12pt" style:text-underline-style="none" fo:font-weight="normal" officeooo:rsid="0020e86b" officeooo:paragraph-rsid="0020e86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Georgia" fo:font-size="12pt" style:text-underline-style="none" fo:font-weight="normal" officeooo:rsid="00226581" officeooo:paragraph-rsid="00226581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Georgia" fo:font-size="12pt" officeooo:rsid="0006ffe3" officeooo:paragraph-rsid="0006ffe3" style:font-size-asian="12pt" style:font-size-complex="12pt"/>
    </style:style>
    <style:style style:name="P14" style:family="paragraph" style:parent-style-name="Table_20_Contents">
      <style:text-properties style:font-name="Georgia" fo:font-size="12pt" officeooo:rsid="0006ffe3" officeooo:paragraph-rsid="00075eed" style:font-size-asian="12pt" style:font-size-complex="12pt"/>
    </style:style>
    <style:style style:name="P15" style:family="paragraph" style:parent-style-name="Table_20_Contents">
      <style:text-properties style:font-name="Georgia" fo:font-size="12pt" officeooo:rsid="0007dbe1" officeooo:paragraph-rsid="0007dbe1" style:font-size-asian="12pt" style:font-size-complex="12pt"/>
    </style:style>
    <style:style style:name="P16" style:family="paragraph" style:parent-style-name="Table_20_Contents">
      <style:text-properties style:font-name="Georgia" fo:font-size="12pt" officeooo:rsid="0007dbe1" officeooo:paragraph-rsid="000eb28a" style:font-size-asian="12pt" style:font-size-complex="12pt"/>
    </style:style>
    <style:style style:name="P17" style:family="paragraph" style:parent-style-name="Table_20_Contents">
      <style:text-properties style:font-name="Georgia" fo:font-size="12pt" officeooo:rsid="000eb28a" officeooo:paragraph-rsid="000eb28a" style:font-size-asian="12pt" style:font-size-complex="12pt"/>
    </style:style>
    <style:style style:name="P18" style:family="paragraph" style:parent-style-name="Table_20_Contents">
      <style:text-properties style:font-name="Georgia" fo:font-size="12pt" officeooo:rsid="00075eed" officeooo:paragraph-rsid="00075eed" style:font-size-asian="12pt" style:font-size-complex="12pt"/>
    </style:style>
    <style:style style:name="P19" style:family="paragraph" style:parent-style-name="Table_20_Contents">
      <style:text-properties style:font-name="Georgia" fo:font-size="12pt" officeooo:rsid="00085824" officeooo:paragraph-rsid="00085824" style:font-size-asian="12pt" style:font-size-complex="12pt"/>
    </style:style>
    <style:style style:name="P20" style:family="paragraph" style:parent-style-name="Table_20_Contents">
      <style:text-properties style:font-name="Georgia" fo:font-size="12pt" officeooo:rsid="00085824" officeooo:paragraph-rsid="0007dbe1" style:font-size-asian="12pt" style:font-size-complex="12pt"/>
    </style:style>
    <style:style style:name="P21" style:family="paragraph" style:parent-style-name="Table_20_Contents">
      <style:text-properties style:font-name="Georgia" fo:font-size="12pt" officeooo:rsid="00085824" officeooo:paragraph-rsid="000eb28a" style:font-size-asian="12pt" style:font-size-complex="12pt"/>
    </style:style>
    <style:style style:name="P22" style:family="paragraph" style:parent-style-name="Table_20_Contents">
      <style:text-properties style:font-name="Georgia" fo:font-size="12pt" officeooo:rsid="00098057" officeooo:paragraph-rsid="00098057" style:font-size-asian="12pt" style:font-size-complex="12pt"/>
    </style:style>
    <style:style style:name="P23" style:family="paragraph" style:parent-style-name="Table_20_Contents">
      <style:text-properties style:font-name="Georgia" fo:font-size="12pt" officeooo:rsid="00117e35" officeooo:paragraph-rsid="00117e35" style:font-size-asian="12pt" style:font-size-complex="12pt"/>
    </style:style>
    <style:style style:name="P24" style:family="paragraph" style:parent-style-name="Table_20_Contents">
      <style:text-properties style:font-name="Georgia" fo:font-size="12pt" officeooo:rsid="001207c4" officeooo:paragraph-rsid="001207c4" style:font-size-asian="12pt" style:font-size-complex="12pt"/>
    </style:style>
    <style:style style:name="P25" style:family="paragraph" style:parent-style-name="Table_20_Contents">
      <style:text-properties style:font-name="Georgia" fo:font-size="12pt" officeooo:rsid="0012626b" officeooo:paragraph-rsid="0012626b" style:font-size-asian="12pt" style:font-size-complex="12pt"/>
    </style:style>
    <style:style style:name="P26" style:family="paragraph" style:parent-style-name="Table_20_Contents">
      <style:text-properties style:font-name="Georgia" fo:font-size="12pt" officeooo:rsid="001314ef" officeooo:paragraph-rsid="001314ef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Georgia" fo:font-size="12pt" fo:font-weight="bold" officeooo:rsid="00194978" officeooo:paragraph-rsid="00194978" style:font-size-asian="12pt" style:font-weight-asian="bold" style:font-size-complex="12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Georgia" fo:font-size="12pt" style:text-underline-style="none" fo:font-weight="normal" officeooo:rsid="0019a930" officeooo:paragraph-rsid="0019a930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Georgia" fo:font-size="12pt" style:text-underline-style="none" fo:font-weight="normal" officeooo:rsid="001c6201" officeooo:paragraph-rsid="001c6201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Georgia" fo:font-size="12pt" style:text-underline-style="none" fo:font-weight="normal" officeooo:rsid="001c6201" officeooo:paragraph-rsid="001cdc32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Georgia" fo:font-size="12pt" style:text-underline-style="none" fo:font-weight="normal" officeooo:rsid="001cdc32" officeooo:paragraph-rsid="001cdc32" style:font-size-asian="12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Georgia" fo:font-size="12pt" style:text-underline-style="none" fo:font-weight="normal" officeooo:rsid="0020e86b" officeooo:paragraph-rsid="0020e86b" style:font-size-asian="12pt" style:font-weight-asian="normal" style:font-size-complex="12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Georgia" fo:font-size="12pt" style:text-underline-style="none" fo:font-weight="normal" officeooo:rsid="0020e86b" officeooo:paragraph-rsid="0020e86b" style:font-size-asian="12pt" style:font-weight-asian="normal" style:font-size-complex="12pt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style:font-name="Georgia" fo:font-size="12pt" style:text-underline-style="none" fo:font-weight="normal" officeooo:rsid="00226581" officeooo:paragraph-rsid="00226581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Georgia" fo:font-size="12pt" style:text-underline-style="none" fo:font-weight="normal" officeooo:rsid="00226581" officeooo:paragraph-rsid="00226581" style:font-size-asian="12pt" style:font-weight-asian="normal" style:font-size-complex="12pt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font-name="Georgia" fo:font-size="12pt" officeooo:paragraph-rsid="00269adc" style:font-size-asian="12pt" style:font-size-complex="12pt"/>
    </style:style>
    <style:style style:name="T1" style:family="text">
      <style:text-properties officeooo:rsid="00085824"/>
    </style:style>
    <style:style style:name="T2" style:family="text">
      <style:text-properties officeooo:rsid="00098057"/>
    </style:style>
    <style:style style:name="T3" style:family="text">
      <style:text-properties officeooo:rsid="000e9232"/>
    </style:style>
    <style:style style:name="T4" style:family="text">
      <style:text-properties officeooo:rsid="000eb28a"/>
    </style:style>
    <style:style style:name="T5" style:family="text">
      <style:text-properties officeooo:rsid="000f94b1"/>
    </style:style>
    <style:style style:name="T6" style:family="text">
      <style:text-properties officeooo:rsid="000f97df"/>
    </style:style>
    <style:style style:name="T7" style:family="text">
      <style:text-properties officeooo:rsid="001207c4"/>
    </style:style>
    <style:style style:name="T8" style:family="text">
      <style:text-properties officeooo:rsid="001314ef"/>
    </style:style>
    <style:style style:name="T9" style:family="text">
      <style:text-properties officeooo:rsid="00194978"/>
    </style:style>
    <style:style style:name="T10" style:family="text">
      <style:text-properties officeooo:rsid="0019a930"/>
    </style:style>
    <style:style style:name="T11" style:family="text">
      <style:text-properties officeooo:rsid="001a8d48"/>
    </style:style>
    <style:style style:name="T12" style:family="text">
      <style:text-properties officeooo:rsid="001cdc32"/>
    </style:style>
    <style:style style:name="T13" style:family="text">
      <style:text-properties style:text-underline-style="none" fo:font-weight="normal" officeooo:rsid="005b2c21" style:font-weight-asian="normal" style:font-weight-complex="normal"/>
    </style:style>
    <style:style style:name="T14" style:family="text">
      <style:text-properties style:text-underline-style="none" fo:font-weight="normal" officeooo:rsid="002815dc" style:font-weight-asian="normal" style:font-weight-complex="normal"/>
    </style:style>
    <style:style style:name="T15" style:family="text">
      <style:text-properties fo:font-variant="normal" fo:text-transform="none" fo:color="#1a1a1b" fo:letter-spacing="normal" style:text-underline-style="none" fo:font-weight="normal" officeooo:rsid="00226581" style:font-weight-asian="normal" style:font-weight-complex="normal"/>
    </style:style>
    <style:style style:name="T16" style:family="text">
      <style:text-properties fo:font-variant="normal" fo:text-transform="none" fo:color="#1a1a1b" fo:letter-spacing="normal" fo:font-style="normal" style:text-underline-style="none" fo:font-weight="normal" officeooo:rsid="00226581" style:font-weight-asian="normal" style:font-weight-complex="normal"/>
    </style:style>
    <style:style style:name="T17" style:family="text">
      <style:text-properties fo:font-variant="normal" fo:text-transform="none" fo:color="#1a1a1b" fo:letter-spacing="normal" fo:font-style="normal" style:text-underline-style="none" fo:font-weight="normal" officeooo:rsid="002815dc" style:font-weight-asian="normal" style:font-weight-complex="normal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officeooo:rsid="00194978" style:font-weight-asian="bold"/>
    </style:style>
    <style:style style:name="T20" style:family="text">
      <style:text-properties officeooo:rsid="002db2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0">`</text:span>Gan Wan Cheng Isaac (A0204718H)</text:p>
      <text:p text:style-name="P2"><text:span text:style-name="T18">CVWO Mid </text:span><text:span text:style-name="T19">Assignment</text:span></text:p>
      <text:p text:style-name="P27"/>
      <text:p text:style-name="P4">Use Cases</text:p>
      <text:p text:style-name="P6"/>
      <table:table table:name="UseCase" table:style-name="UseCase">
        <table:table-column table:style-name="UseCase.A"/>
        <table:table-column table:style-name="UseCase.B"/>
        <table:table-row>
          <table:table-cell table:style-name="UseCase.A1" office:value-type="string">
            <text:p text:style-name="P13">Feature</text:p>
          </table:table-cell>
          <table:table-cell table:style-name="UseCase.B1" office:value-type="string">
            <text:p text:style-name="P13">Description</text:p>
          </table:table-cell>
        </table:table-row>
        <table:table-row>
          <table:table-cell table:style-name="UseCase.A2" office:value-type="string">
            <text:p text:style-name="P14">Create Task</text:p>
          </table:table-cell>
          <table:table-cell table:style-name="UseCase.B2" office:value-type="string">
            <text:p text:style-name="P15">Precondition: <text:span text:style-name="T1">None</text:span></text:p>
            <text:p text:style-name="P15">Post <text:span text:style-name="T1">c</text:span>ondition: New Task is added to the list of tasks</text:p>
            <text:p text:style-name="P15">Basic Flow: <text:s/></text:p>
            <text:p text:style-name="P15">- Use case begins when <text:span text:style-name="T1">user</text:span> clicks create button</text:p>
            <text:p text:style-name="P15">- User fills up form with Title, Content of the Task <text:span text:style-name="T4">and submits form</text:span></text:p>
            <text:p text:style-name="P17">- Use case ends when <text:span text:style-name="T6">model</text:span> validates that title is not null and persists entry to database</text:p>
          </table:table-cell>
        </table:table-row>
        <table:table-row>
          <table:table-cell table:style-name="UseCase.A2" office:value-type="string">
            <text:p text:style-name="P18">Read Task</text:p>
          </table:table-cell>
          <table:table-cell table:style-name="UseCase.B2" office:value-type="string">
            <text:p text:style-name="P15">Precondition: <text:span text:style-name="T1">None</text:span></text:p>
            <text:p text:style-name="P15">Post condition: <text:span text:style-name="T1">User able to view task with its description</text:span></text:p>
            <text:p text:style-name="P15">Basic Flow: <text:s/></text:p>
            <text:p text:style-name="P19">- Use case begins when user clicks view button</text:p>
            <text:p text:style-name="P20">- Use case ends when user is able to view task with its associated content</text:p>
          </table:table-cell>
        </table:table-row>
        <table:table-row>
          <table:table-cell table:style-name="UseCase.A2" office:value-type="string">
            <text:p text:style-name="P18">Update Task</text:p>
          </table:table-cell>
          <table:table-cell table:style-name="UseCase.B2" office:value-type="string">
            <text:p text:style-name="P15">Precondition: <text:span text:style-name="T3">Task must already exist in the database</text:span></text:p>
            <text:p text:style-name="P15">Post condition: <text:span text:style-name="T4">Title and contents of the task is altered using a PATCH request</text:span></text:p>
            <text:p text:style-name="P15">Basic Flow: <text:s/></text:p>
            <text:p text:style-name="P19">- Use case begins when user clicks <text:span text:style-name="T4">edit</text:span> button</text:p>
            <text:p text:style-name="P19">- <text:span text:style-name="T4">User is shown a form with the current entry in the database for alteration</text:span></text:p>
            <text:p text:style-name="P17">- Use case ends when <text:span text:style-name="T5">model</text:span> validates that title is not null and persists entry to database</text:p>
          </table:table-cell>
        </table:table-row>
        <table:table-row>
          <table:table-cell table:style-name="UseCase.A2" office:value-type="string">
            <text:p text:style-name="P18">Delete Task</text:p>
          </table:table-cell>
          <table:table-cell table:style-name="UseCase.B2" office:value-type="string">
            <text:p text:style-name="P16">Precondition: <text:span text:style-name="T3">Task must already exist in the database</text:span></text:p>
            <text:p text:style-name="P17">Post condition: Title and contents of the Task is removed from the DB</text:p>
            <text:p text:style-name="P17">Basic Flow: </text:p>
            <text:p text:style-name="P17">- Use case begins when user clicks the delete button of the task</text:p>
            <text:p text:style-name="P17">- User is given a prompt to confirm action</text:p>
            <text:p text:style-name="P17">- Use case ends when user confirms prompt and entry is removed from DB</text:p>
          </table:table-cell>
        </table:table-row>
        <table:table-row>
          <table:table-cell table:style-name="UseCase.A2" office:value-type="string">
            <text:p text:style-name="P15">Check Task</text:p>
          </table:table-cell>
          <table:table-cell table:style-name="UseCase.B2" office:value-type="string">
            <text:p text:style-name="P16">Precondition: <text:span text:style-name="T3">Task must already exist in the database</text:span></text:p>
            <text:p text:style-name="P17">Post condition : Task font is replaced with a strike through and task moves to the bottom</text:p>
            <text:p text:style-name="P17">Basic flow:</text:p>
            <text:p text:style-name="P17">- Use case begins begins when user clicks the check button next to the task</text:p>
            <text:p text:style-name="P17">- Boolean value of the status attribute of task is switched to True in the database</text:p>
            <text:p text:style-name="P17">- Use case ends when font of title is strikethrough and task moves to bottom of the list of tasks</text:p>
          </table:table-cell>
        </table:table-row>
        <table:table-row>
          <table:table-cell table:style-name="UseCase.A2" office:value-type="string">
            <text:p text:style-name="P15"><text:span text:style-name="T4">Creating</text:span> <text:span text:style-name="T4">or </text:span><text:soft-page-break/><text:span text:style-name="T4">adding </text:span>Tag to Task</text:p>
          </table:table-cell>
          <table:table-cell table:style-name="UseCase.B2" office:value-type="string">
            <text:p text:style-name="P15">Precondition: <text:span text:style-name="T2">There must at least be a task which exist</text:span></text:p>
            <text:p text:style-name="P15"><text:soft-page-break/>Post condition: <text:span text:style-name="T2">Task has a tag added to it</text:span></text:p>
            <text:p text:style-name="P15">Basic Flow: <text:s/></text:p>
            <text:p text:style-name="P21">- <text:span text:style-name="T4">Use case begins when the user clicks add tag button of each task</text:span></text:p>
            <text:p text:style-name="P21">- <text:span text:style-name="T4">User adds a tag or chooses an existing tag to <text:s/>be added to task</text:span></text:p>
            <text:p text:style-name="P21">- <text:span text:style-name="T4">Use case ends when model validates that tag is not null and persist tag to database</text:span></text:p>
          </table:table-cell>
        </table:table-row>
        <table:table-row>
          <table:table-cell table:style-name="UseCase.A2" office:value-type="string">
            <text:p text:style-name="P22">Delete Tag</text:p>
          </table:table-cell>
          <table:table-cell table:style-name="UseCase.B2" office:value-type="string">
            <text:p text:style-name="P23">Pre condition: Tag must exist </text:p>
            <text:p text:style-name="P23">Post condition: <text:span text:style-name="T7">Tag is removed from all the post with the Tag</text:span></text:p>
            <text:p text:style-name="P24">Basic flow:</text:p>
            <text:p text:style-name="P24">- Use case begins when use clicks the x button of the tag</text:p>
            <text:p text:style-name="P24">- User given prompt to confirm action</text:p>
            <text:p text:style-name="P24">- Use case ends when user confirms prompt and tag is removed from DB</text:p>
          </table:table-cell>
        </table:table-row>
        <table:table-row>
          <table:table-cell table:style-name="UseCase.A2" office:value-type="string">
            <text:p text:style-name="P15">Query Tasks associated with Tags</text:p>
          </table:table-cell>
          <table:table-cell table:style-name="UseCase.B2" office:value-type="string">
            <text:p text:style-name="P25">Precondition: Tags and post must exists and they must have a relation</text:p>
            <text:p text:style-name="P25">Post condition: <text:span text:style-name="T8">Users able to view list of post associated with tag</text:span></text:p>
            <text:p text:style-name="P26">Basic flow:</text:p>
            <text:p text:style-name="P26">- Use case begins when use<text:span text:style-name="T9">r</text:span> clicks on particular tag in the tags <text:span text:style-name="T9">view</text:span></text:p>
            <text:p text:style-name="P26">- <text:span text:style-name="T9">Tasks with particular tag are listed</text:span></text:p>
          </table:table-cell>
        </table:table-row>
      </table:table>
      <text:p text:style-name="P3"/>
      <text:p text:style-name="P5"><text:span text:style-name="T10">Execution</text:span> <text:span text:style-name="T10">Plan</text:span></text:p>
      <text:p text:style-name="P8">1. Conceptualizing design and layout of the application</text:p>
      <text:list xml:id="list3377762159" text:style-name="L1">
        <text:list-item>
          <text:p text:style-name="P28">Sketch basic wire frame of the application to give an insight of the overall structure, functionalities and the flow between different components</text:p>
        </text:list-item>
        <text:list-item>
          <text:p text:style-name="P28">This will also give me an idea as to what kind of data to persist to the database</text:p>
        </text:list-item>
      </text:list>
      <text:p text:style-name="P9">2. <text:span text:style-name="T11">Getting familiar with the rails framework and writing basic functionalities such as CRUD operations and task completion</text:span></text:p>
      <text:list xml:id="list3377611295" text:style-name="L2">
        <text:list-item>
          <text:p text:style-name="P29">This phase involves designing the DB schema and then writing basic functionalities and rendering it using html erb to figure out <text:span text:style-name="T12">how they interact with the DB</text:span></text:p>
        </text:list-item>
      </text:list>
      <text:p text:style-name="P10">3. <text:span text:style-name="T12">Get familiar with react and build a rough mockup of the app</text:span></text:p>
      <text:list xml:id="list212644847607173" text:continue-numbering="true" text:style-name="L2">
        <text:list-item>
          <text:p text:style-name="P30">This phase involves <text:span text:style-name="T12">creating a mockup with rough design elements and integrating existing libraries and components for styling <text:s/></text:span></text:p>
        </text:list-item>
      </text:list>
      <text:p text:style-name="P10">4. <text:span text:style-name="T12">Learning how to create the API for the database and query API for data on React view</text:span></text:p>
      <text:list xml:id="list4033129067" text:style-name="L3">
        <text:list-item>
          <text:p text:style-name="P31">API would be used to funnel data from the database to the frontend</text:p>
        </text:list-item>
        <text:list-item>
          <text:p text:style-name="P32">Some tinkering to learn how to tie together event triggers in react and controller functionalities </text:p>
        </text:list-item>
      </text:list>
      <text:p text:style-name="P11">5. Deployment</text:p>
      <text:list xml:id="list938467245" text:style-name="L4">
        <text:list-item>
          <text:p text:style-name="P33">Attempt to deploy the app so that if could be accessed from anywhere.</text:p>
        </text:list-item>
      </text:list>
      <text:p text:style-name="P12">6. Attempt the other challenges if time permits</text:p>
      <text:p text:style-name="P11"/>
      <text:p text:style-name="P7">Challenges</text:p>
      <text:list xml:id="list3920490756" text:style-name="L5">
        <text:list-item>
          <text:p text:style-name="P34"><text:soft-page-break/>I have little experience with web development and have to pick up Rails and React. </text:p>
        </text:list-item>
        <text:list-item>
          <text:p text:style-name="P36"><text:span text:style-name="T13">HABTM vs HMT </text:span><text:span text:style-name="T14">for the joint table.</text:span><text:span text:style-name="T13"> Though I do no foresee any overlapping data between the tasks table and the tags table, I decide to err on the side of caution go with HMT since I also read that implementing an explicit model for the joint table is </text:span><text:span text:style-name="T15"> </text:span><text:span text:style-name="T16">a bit more costly/complex than just modeling it out of the box as a model (using has_many_through</text:span><text:span text:style-name="T17">) and </text:span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, Arial, sans-serif"/>
    <style:font-face style:name="Georgia" svg:font-family="Georgia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3:08:05.919299211</meta:creation-date>
    <dc:date>2019-12-28T21:26:44.616793955</dc:date>
    <meta:editing-duration>PT1H59M55S</meta:editing-duration>
    <meta:editing-cycles>20</meta:editing-cycles>
    <meta:generator>LibreOffice/6.0.7.3$Linux_X86_64 LibreOffice_project/00m0$Build-3</meta:generator>
    <meta:document-statistic meta:table-count="1" meta:image-count="0" meta:object-count="0" meta:page-count="3" meta:paragraph-count="76" meta:word-count="784" meta:character-count="4225" meta:non-whitespace-character-count="3509"/>
  </office:meta>
</office:document-meta>
</file>